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10-18 (7-7 Summit))</text:p>
          </table:table-cell>
          <table:table-cell office:value-type="string">
            <text:p>25</text:p>
          </table:table-cell>
          <table:table-cell office:value-type="string">
            <text:p>29</text:p>
          </table:table-cell>
          <table:table-cell office:value-type="string">
            <text:p>1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 (19-8 (9-5 Summit))</text:p>
          </table:table-cell>
          <table:table-cell office:value-type="string">
            <text:p>21</text:p>
          </table:table-cell>
          <table:table-cell office:value-type="string">
            <text:p>31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49</text:p>
          </table:table-cell>
          <table:table-cell office:value-type="string">
            <text:p>.10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54</text:p>
          </table:table-cell>
          <table:table-cell office:value-type="string">
            <text:p>.20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08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38</text:p>
          </table:table-cell>
          <table:table-cell office:value-type="string">
            <text:p>.079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54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417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lli Ne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.12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18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1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-.1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32</text:p>
          </table:table-cell>
          <table:table-cell office:value-type="string">
            <text:p>187</text:p>
          </table:table-cell>
          <table:table-cell office:value-type="string">
            <text:p>.123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84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8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.526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3</text:p>
          </table:table-cell>
          <table:table-cell office:value-type="string">
            <text:p>21</text:p>
          </table:table-cell>
          <table:table-cell office:value-type="string">
            <text:p>162</text:p>
          </table:table-cell>
          <table:table-cell office:value-type="string">
            <text:p>.198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89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